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text-properties fo:font-weight="bold" officeooo:rsid="001c326b" officeooo:paragraph-rsid="001c326b" style:font-weight-asian="bold" style:font-weight-complex="bold"/>
    </style:style>
    <style:style style:name="P2" style:family="paragraph" style:parent-style-name="Heading_20_1">
      <style:text-properties fo:font-weight="bold" style:font-weight-asian="bold" style:font-weight-complex="bold"/>
    </style:style>
    <style:style style:name="P3" style:family="paragraph" style:parent-style-name="Heading_20_1">
      <style:text-properties officeooo:rsid="001d480c" officeooo:paragraph-rsid="001d480c"/>
    </style:style>
    <style:style style:name="P4" style:family="paragraph" style:parent-style-name="Heading_20_1">
      <style:text-properties officeooo:rsid="00204973" officeooo:paragraph-rsid="00204973"/>
    </style:style>
    <style:style style:name="P5" style:family="paragraph" style:parent-style-name="Text_20_body" style:list-style-name="L1">
      <style:text-properties officeooo:rsid="001c326b" officeooo:paragraph-rsid="001c326b"/>
    </style:style>
    <style:style style:name="P6" style:family="paragraph" style:parent-style-name="Text_20_body" style:list-style-name="L2">
      <style:text-properties officeooo:rsid="001c326b" officeooo:paragraph-rsid="001c326b"/>
    </style:style>
    <style:style style:name="P7" style:family="paragraph" style:parent-style-name="Text_20_body" style:list-style-name="L3">
      <style:text-properties fo:font-weight="bold" officeooo:rsid="001d480c" officeooo:paragraph-rsid="001d480c" style:font-weight-asian="bold" style:font-weight-complex="bold"/>
    </style:style>
    <style:style style:name="P8" style:family="paragraph" style:parent-style-name="Text_20_body" style:list-style-name="L3">
      <style:text-properties officeooo:rsid="001d480c" officeooo:paragraph-rsid="001d480c"/>
    </style:style>
    <style:style style:name="P9" style:family="paragraph" style:parent-style-name="Text_20_body" style:list-style-name="L3">
      <style:text-properties officeooo:rsid="001eca2e" officeooo:paragraph-rsid="001eca2e"/>
    </style:style>
    <style:style style:name="P10" style:family="paragraph" style:parent-style-name="Text_20_body">
      <style:text-properties officeooo:paragraph-rsid="0020497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Features</text:h>
      <text:list xml:id="list2687186000" text:style-name="L1">
        <text:list-item>
          <text:p text:style-name="P5">User can register with e-mail, password</text:p>
        </text:list-item>
        <text:list-item>
          <text:p text:style-name="P5">Receives mail to confirm account</text:p>
        </text:list-item>
        <text:list-item>
          <text:p text:style-name="P5">Login with mail, password</text:p>
        </text:list-item>
        <text:list-item>
          <text:p text:style-name="P5">When user comes back, his login will be remembered via Token</text:p>
        </text:list-item>
        <text:list-item>
          <text:p text:style-name="P5">Token should expire after e.g. 1 week</text:p>
        </text:list-item>
      </text:list>
      <text:h text:style-name="P1" text:outline-level="1">Technologies</text:h>
      <text:list xml:id="list2604005377" text:style-name="L2">
        <text:list-item>
          <text:p text:style-name="P6"><text:span text:style-name="T2">Frontend: VueJS</text:span></text:p>
        </text:list-item>
        <text:list-item>
          <text:p text:style-name="P6"><text:span text:style-name="T2">Backend: Mock Service Worker (temporary), Python Django</text:span></text:p>
        </text:list-item>
      </text:list>
      <text:h text:style-name="P3" text:outline-level="1">Requirements</text:h>
      <text:list xml:id="list2804041158" text:style-name="L3">
        <text:list-item>
          <text:p text:style-name="P8">Strict separation between FE and BE</text:p>
        </text:list-item>
        <text:list-item>
          <text:p text:style-name="P8">Modular architecture, based on MVC</text:p>
          <text:list>
            <text:list-item>
              <text:p text:style-name="P8">Separation between data &amp; functions</text:p>
            </text:list-item>
            <text:list-item>
              <text:p text:style-name="P8">Model: <text:span text:style-name="T1">Users</text:span> with Name, e-mail, city</text:p>
            </text:list-item>
            <text:list-item>
              <text:p text:style-name="P8">Views: </text:p>
              <text:list>
                <text:list-item>
                  <text:p text:style-name="P7">Login screen</text:p>
                </text:list-item>
                <text:list-item>
                  <text:p text:style-name="P7">Rergister screen</text:p>
                </text:list-item>
                <text:list-item>
                  <text:p text:style-name="P8"><text:span text:style-name="T1">Private member area</text:span>, where some private information is displayed (e.g. city)</text:p>
                </text:list-item>
              </text:list>
            </text:list-item>
            <text:list-item>
              <text:p text:style-name="P9">Controllers:</text:p>
              <text:list>
                <text:list-item>
                  <text:p text:style-name="P9"><text:span text:style-name="T1">Auth Service</text:span> that handles login, logout, register/ Check if user is logged in etc.</text:p>
                </text:list-item>
                <text:list-item>
                  <text:p text:style-name="P9"><text:span text:style-name="T1">DB service</text:span> that handles creation, deletion, mdification of user data</text:p>
                </text:list-item>
              </text:list>
            </text:list-item>
          </text:list>
        </text:list-item>
      </text:list>
      <text:h text:style-name="P4" text:outline-level="1"/>
      <text:h text:style-name="P4" text:outline-level="1">Views</text:h>
      <text:p text:style-name="P10"/>
      <text:p text:style-name="P10"/>
      <text:p text:style-name="P10"/>
      <text:p text:style-name="P10"/>
      <text:p text:style-name="P10"/>
      <text:p text:style-name="P10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09T12:51:33.653000000</dc:date>
    <meta:editing-duration>PT14M45S</meta:editing-duration>
    <meta:editing-cycles>5</meta:editing-cycles>
    <meta:generator>LibreOffice/7.2.6.2$Windows_X86_64 LibreOffice_project/b0ec3a565991f7569a5a7f5d24fed7f52653d754</meta:generator>
    <meta:document-statistic meta:table-count="0" meta:image-count="0" meta:object-count="0" meta:page-count="2" meta:paragraph-count="22" meta:word-count="127" meta:character-count="731" meta:non-whitespace-character-count="643"/>
  </office:meta>
</office:document-meta>
</file>